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1.5161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089in"/>
    </style:style>
    <style:style style:name="co9" style:family="table-column">
      <style:table-column-properties fo:break-before="auto" style:column-width="1.3417in"/>
    </style:style>
    <style:style style:name="co10" style:family="table-column">
      <style:table-column-properties fo:break-before="auto" style:column-width="0.9591in"/>
    </style:style>
    <style:style style:name="co11" style:family="table-column">
      <style:table-column-properties fo:break-before="auto" style:column-width="1.3953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test_sh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reference_time</text:p>
          </table:table-cell>
          <table:table-cell table:style-name="Default" office:value-type="string" calcext:value-type="string">
            <text:p>value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location_id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table:number-columns-repeated="2" office:value-type="date" office:date-value="2022-01-01T01:00:00" calcext:value-type="date">
            <text:p>2022-01-01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table:number-columns-repeated="2" office:value-type="date" office:date-value="2022-01-01T02:00:00" calcext:value-type="date">
            <text:p>2022-01-01T0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1:00:00" calcext:value-type="date">
            <text:p>2022-01-02T0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table:formula="of:=ROUND([.C2]+10+RAND();2)" office:value-type="float" office:value="10.56" calcext:value-type="float">
            <text:p>10.5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table:formula="of:=ROUND([.C3]+10+RAND();2)" office:value-type="float" office:value="10.91" calcext:value-type="float">
            <text:p>10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4]+10+RAND();2)" office:value-type="float" office:value="11.12" calcext:value-type="float">
            <text:p>11.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5]+10+RAND();2)" office:value-type="float" office:value="10.48" calcext:value-type="float">
            <text:p>10.4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6]+10+RAND();2)" office:value-type="float" office:value="10.7" calcext:value-type="float">
            <text:p>1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7]+10+RAND();2)" office:value-type="float" office:value="11.16" calcext:value-type="float">
            <text:p>11.1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8]+10+RAND();2)" office:value-type="float" office:value="10.92" calcext:value-type="float">
            <text:p>10.9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9]+10+RAND();2)" office:value-type="float" office:value="10.82" calcext:value-type="float">
            <text:p>10.8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10]+10+RAND();2)" office:value-type="float" office:value="11.51" calcext:value-type="float">
            <text:p>11.5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11]+10+RAND();2)" office:value-type="float" office:value="11.06" calcext:value-type="float">
            <text:p>11.0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12]+10+RAND();2)" office:value-type="float" office:value="12.65" calcext:value-type="float">
            <text:p>12.6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13]+10+RAND();2)" office:value-type="float" office:value="12.81" calcext:value-type="float">
            <text:p>12.8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14]+10+RAND();2)" office:value-type="float" office:value="14.42" calcext:value-type="float">
            <text:p>14.4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15]+10+RAND();2)" office:value-type="float" office:value="15.16" calcext:value-type="float">
            <text:p>15.1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16]+10+RAND();2)" office:value-type="float" office:value="14.41" calcext:value-type="float">
            <text:p>14.4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17]+10+RAND();2)" office:value-type="float" office:value="13.53" calcext:value-type="float">
            <text:p>13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18]+10+RAND();2)" office:value-type="float" office:value="12.18" calcext:value-type="float">
            <text:p>12.1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19]+10+RAND();2)" office:value-type="float" office:value="10.95" calcext:value-type="float">
            <text:p>10.9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20]+10+RAND();2)" office:value-type="float" office:value="10.78" calcext:value-type="float">
            <text:p>10.7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21]+10+RAND();2)" office:value-type="float" office:value="10.72" calcext:value-type="float">
            <text:p>10.7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22]+10+RAND();2)" office:value-type="float" office:value="10.98" calcext:value-type="float">
            <text:p>10.9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23]+10+RAND();2)" office:value-type="float" office:value="10.13" calcext:value-type="float">
            <text:p>10.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24]+10+RAND();2)" office:value-type="float" office:value="10.84" calcext:value-type="float">
            <text:p>10.8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25]+10+RAND();2)" office:value-type="float" office:value="10.37" calcext:value-type="float">
            <text:p>10.3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table:number-columns-repeated="2" office:value-type="date" office:date-value="2022-01-01T01:00:00" calcext:value-type="date">
            <text:p>2022-01-01T01:00:00</text:p>
          </table:table-cell>
          <table:table-cell table:formula="of:=ROUND([.C26]+10+RAND();2)" office:value-type="float" office:value="10.6" calcext:value-type="float">
            <text:p>1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table:formula="of:=ROUND([.C27]+10+RAND();2)" office:value-type="float" office:value="10.22" calcext:value-type="float">
            <text:p>10.2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28]+10+RAND();2)" office:value-type="float" office:value="10.33" calcext:value-type="float">
            <text:p>10.3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29]+10+RAND();2)" office:value-type="float" office:value="10.52" calcext:value-type="float">
            <text:p>10.5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30]+10+RAND();2)" office:value-type="float" office:value="11.25" calcext:value-type="float">
            <text:p>11.2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31]+10+RAND();2)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32]+10+RAND();2)" office:value-type="float" office:value="11.31" calcext:value-type="float">
            <text:p>11.3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33]+10+RAND();2)" office:value-type="float" office:value="11.78" calcext:value-type="float">
            <text:p>11.7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34]+10+RAND();2)" office:value-type="float" office:value="11.78" calcext:value-type="float">
            <text:p>11.7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35]+10+RAND();2)" office:value-type="float" office:value="12.13" calcext:value-type="float">
            <text:p>12.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36]+10+RAND();2)" office:value-type="float" office:value="13.35" calcext:value-type="float">
            <text:p>13.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37]+10+RAND();2)" office:value-type="float" office:value="14.53" calcext:value-type="float">
            <text:p>14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38]+10+RAND();2)" office:value-type="float" office:value="15.37" calcext:value-type="float">
            <text:p>15.3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39]+10+RAND();2)" office:value-type="float" office:value="14.25" calcext:value-type="float">
            <text:p>14.2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40]+10+RAND();2)" office:value-type="float" office:value="13.1" calcext:value-type="float">
            <text:p>13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41]+10+RAND();2)" office:value-type="float" office:value="12.1" calcext:value-type="float">
            <text:p>12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42]+10+RAND();2)" office:value-type="float" office:value="11.6" calcext:value-type="float">
            <text:p>11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43]+10+RAND();2)" office:value-type="float" office:value="10.55" calcext:value-type="float">
            <text:p>10.5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44]+10+RAND();2)" office:value-type="float" office:value="10.53" calcext:value-type="float">
            <text:p>10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45]+10+RAND();2)" office:value-type="float" office:value="10.63" calcext:value-type="float">
            <text:p>10.6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46]+10+RAND();2)" office:value-type="float" office:value="10.53" calcext:value-type="float">
            <text:p>10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47]+10+RAND();2)" office:value-type="float" office:value="10.62" calcext:value-type="float">
            <text:p>10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48]+10+RAND();2)" office:value-type="float" office:value="10.04" calcext:value-type="float">
            <text:p>10.0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" calcext:value-type="date">
            <text:p>2022-01-02T00:00:00</text:p>
          </table:table-cell>
          <table:table-cell table:formula="of:=ROUND([.C49]+10+RAND();2)" office:value-type="float" office:value="10.79" calcext:value-type="float">
            <text:p>10.7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table:number-columns-repeated="2" office:value-type="date" office:date-value="2022-01-01T02:00:00" calcext:value-type="date">
            <text:p>2022-01-01T02:00:00</text:p>
          </table:table-cell>
          <table:table-cell table:formula="of:=ROUND([.C50]+10+RAND();2)" office:value-type="float" office:value="10.36" calcext:value-type="float">
            <text:p>10.3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table:formula="of:=ROUND([.C51]+10+RAND();2)" office:value-type="float" office:value="11.12" calcext:value-type="float">
            <text:p>11.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table:formula="of:=ROUND([.C52]+10+RAND();2)" office:value-type="float" office:value="11.2" calcext:value-type="float">
            <text:p>11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table:formula="of:=ROUND([.C53]+10+RAND();2)" office:value-type="float" office:value="10.47" calcext:value-type="float">
            <text:p>10.4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table:formula="of:=ROUND([.C54]+10+RAND();2)" office:value-type="float" office:value="11.43" calcext:value-type="float">
            <text:p>11.4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table:formula="of:=ROUND([.C55]+10+RAND();2)" office:value-type="float" office:value="10.83" calcext:value-type="float">
            <text:p>10.8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table:formula="of:=ROUND([.C56]+10+RAND();2)" office:value-type="float" office:value="11.08" calcext:value-type="float">
            <text:p>11.0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table:formula="of:=ROUND([.C57]+10+RAND();2)" office:value-type="float" office:value="11.32" calcext:value-type="float">
            <text:p>11.3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table:formula="of:=ROUND([.C58]+10+RAND();2)" office:value-type="float" office:value="11.66" calcext:value-type="float">
            <text:p>11.6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table:formula="of:=ROUND([.C59]+10+RAND();2)" office:value-type="float" office:value="11.54" calcext:value-type="float">
            <text:p>11.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table:formula="of:=ROUND([.C60]+10+RAND();2)" office:value-type="float" office:value="12.11" calcext:value-type="float">
            <text:p>12.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table:formula="of:=ROUND([.C61]+10+RAND();2)" office:value-type="float" office:value="13.93" calcext:value-type="float">
            <text:p>13.9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table:formula="of:=ROUND([.C62]+10+RAND();2)" office:value-type="float" office:value="14.66" calcext:value-type="float">
            <text:p>14.6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table:formula="of:=ROUND([.C63]+10+RAND();2)" office:value-type="float" office:value="15.87" calcext:value-type="float">
            <text:p>15.8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table:formula="of:=ROUND([.C64]+10+RAND();2)" office:value-type="float" office:value="14.82" calcext:value-type="float">
            <text:p>14.8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table:formula="of:=ROUND([.C65]+10+RAND();2)" office:value-type="float" office:value="13.15" calcext:value-type="float">
            <text:p>13.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table:formula="of:=ROUND([.C66]+10+RAND();2)" office:value-type="float" office:value="12.49" calcext:value-type="float">
            <text:p>12.4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table:formula="of:=ROUND([.C67]+10+RAND();2)" office:value-type="float" office:value="11.15" calcext:value-type="float">
            <text:p>11.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table:formula="of:=ROUND([.C68]+10+RAND();2)" office:value-type="float" office:value="10.68" calcext:value-type="float">
            <text:p>10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table:formula="of:=ROUND([.C69]+10+RAND();2)" office:value-type="float" office:value="10.88" calcext:value-type="float">
            <text:p>10.8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table:formula="of:=ROUND([.C70]+10+RAND();2)" office:value-type="float" office:value="10.91" calcext:value-type="float">
            <text:p>10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table:formula="of:=ROUND([.C71]+10+RAND();2)" office:value-type="float" office:value="10.35" calcext:value-type="float">
            <text:p>10.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table:formula="of:=ROUND([.C72]+10+RAND();2)" office:value-type="float" office:value="10.87" calcext:value-type="float">
            <text:p>10.8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1:00:00" calcext:value-type="date">
            <text:p>2022-01-02T01:00:00</text:p>
          </table:table-cell>
          <table:table-cell table:formula="of:=ROUND([.C73]+10+RAND();2)" office:value-type="float" office:value="10.16" calcext:value-type="float">
            <text:p>10.1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table:number-columns-repeated="2" office:value-type="date" office:date-value="2022-01-01" calcext:value-type="date">
            <text:p>2022-01-01T00:00:00</text:p>
          </table:table-cell>
          <table:table-cell office:value-type="float" office:value="104.73" calcext:value-type="float">
            <text:p>104.7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1:00:00" calcext:value-type="date">
            <text:p>2022-01-01T01:00:00</text:p>
          </table:table-cell>
          <table:table-cell office:value-type="float" office:value="101.85" calcext:value-type="float">
            <text:p>101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102.17" calcext:value-type="float">
            <text:p>102.1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124.26" calcext:value-type="float">
            <text:p>124.2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144.84" calcext:value-type="float">
            <text:p>144.8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161.96" calcext:value-type="float">
            <text:p>161.9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180.98" calcext:value-type="float">
            <text:p>180.9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182.85" calcext:value-type="float">
            <text:p>182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174.09" calcext:value-type="float">
            <text:p>174.0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160.43" calcext:value-type="float">
            <text:p>160.4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50.57" calcext:value-type="float">
            <text:p>150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43.71" calcext:value-type="float">
            <text:p>143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131.49" calcext:value-type="float">
            <text:p>131.4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124.92" calcext:value-type="float">
            <text:p>124.9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91.87" calcext:value-type="float">
            <text:p>91.8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72.22" calcext:value-type="float">
            <text:p>72.2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61.57" calcext:value-type="float">
            <text:p>61.5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51.62" calcext:value-type="float">
            <text:p>51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40.86" calcext:value-type="float">
            <text:p>40.8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" calcext:value-type="date">
            <text:p>2022-01-01T00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21.14" calcext:value-type="float">
            <text:p>21.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table:number-columns-repeated="2" office:value-type="date" office:date-value="2022-01-01T01:00:00" calcext:value-type="date">
            <text:p>2022-01-01T01:00:00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2:00:00" calcext:value-type="date">
            <text:p>2022-01-01T02:00:00</text:p>
          </table:table-cell>
          <table:table-cell office:value-type="float" office:value="102.36" calcext:value-type="float">
            <text:p>102.3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121.52" calcext:value-type="float">
            <text:p>121.5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140.05" calcext:value-type="float">
            <text:p>140.0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160.03" calcext:value-type="float">
            <text:p>160.0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182.75" calcext:value-type="float">
            <text:p>182.7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183.1" calcext:value-type="float">
            <text:p>183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174.93" calcext:value-type="float">
            <text:p>174.9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160.29" calcext:value-type="float">
            <text:p>160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54.23" calcext:value-type="float">
            <text:p>154.2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44.06" calcext:value-type="float">
            <text:p>144.0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120.71" calcext:value-type="float">
            <text:p>120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113.51" calcext:value-type="float">
            <text:p>113.5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101.62" calcext:value-type="float">
            <text:p>101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90.91" calcext:value-type="float">
            <text:p>90.9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61.24" calcext:value-type="float">
            <text:p>61.2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54.42" calcext:value-type="float">
            <text:p>54.4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40.04" calcext:value-type="float">
            <text:p>40.0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32.42" calcext:value-type="float">
            <text:p>32.4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1:00:00" calcext:value-type="date">
            <text:p>2022-01-01T01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table:number-columns-repeated="2" office:value-type="date" office:date-value="2022-01-01T02:00:00" calcext:value-type="date">
            <text:p>2022-01-01T02:00:00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3:00:00" calcext:value-type="date">
            <text:p>2022-01-01T03:00:00</text:p>
          </table:table-cell>
          <table:table-cell office:value-type="float" office:value="122.72" calcext:value-type="float">
            <text:p>122.7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4:00:00" calcext:value-type="date">
            <text:p>2022-01-01T04:00:00</text:p>
          </table:table-cell>
          <table:table-cell office:value-type="float" office:value="143.48" calcext:value-type="float">
            <text:p>143.4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5:00:00" calcext:value-type="date">
            <text:p>2022-01-01T05:00:00</text:p>
          </table:table-cell>
          <table:table-cell office:value-type="float" office:value="164.79" calcext:value-type="float">
            <text:p>164.7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6:00:00" calcext:value-type="date">
            <text:p>2022-01-01T06:00:00</text:p>
          </table:table-cell>
          <table:table-cell office:value-type="float" office:value="181.71" calcext:value-type="float">
            <text:p>181.7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7:00:00" calcext:value-type="date">
            <text:p>2022-01-01T07:00:00</text:p>
          </table:table-cell>
          <table:table-cell office:value-type="float" office:value="181.34" calcext:value-type="float">
            <text:p>181.3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8:00:00" calcext:value-type="date">
            <text:p>2022-01-01T08:00:00</text:p>
          </table:table-cell>
          <table:table-cell office:value-type="float" office:value="174.04" calcext:value-type="float">
            <text:p>174.0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09:00:00" calcext:value-type="date">
            <text:p>2022-01-01T09:00:00</text:p>
          </table:table-cell>
          <table:table-cell office:value-type="float" office:value="164.62" calcext:value-type="float">
            <text:p>164.6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0:00:00" calcext:value-type="date">
            <text:p>2022-01-01T10:00:00</text:p>
          </table:table-cell>
          <table:table-cell office:value-type="float" office:value="152.37" calcext:value-type="float">
            <text:p>152.3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1:00:00" calcext:value-type="date">
            <text:p>2022-01-01T11:00:00</text:p>
          </table:table-cell>
          <table:table-cell office:value-type="float" office:value="142.68" calcext:value-type="float">
            <text:p>142.6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2:00:00" calcext:value-type="date">
            <text:p>2022-01-01T12:00:00</text:p>
          </table:table-cell>
          <table:table-cell office:value-type="float" office:value="133.06" calcext:value-type="float">
            <text:p>133.0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3:00:00" calcext:value-type="date">
            <text:p>2022-01-01T13:00:00</text:p>
          </table:table-cell>
          <table:table-cell office:value-type="float" office:value="123.38" calcext:value-type="float">
            <text:p>123.3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4:00:00" calcext:value-type="date">
            <text:p>2022-01-01T14:00:00</text:p>
          </table:table-cell>
          <table:table-cell office:value-type="float" office:value="111.95" calcext:value-type="float">
            <text:p>111.9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5:00:00" calcext:value-type="date">
            <text:p>2022-01-01T15:00:00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6:00:00" calcext:value-type="date">
            <text:p>2022-01-01T16:00:00</text:p>
          </table:table-cell>
          <table:table-cell office:value-type="float" office:value="93.15" calcext:value-type="float">
            <text:p>93.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7:00:00" calcext:value-type="date">
            <text:p>2022-01-01T17:00:00</text:p>
          </table:table-cell>
          <table:table-cell office:value-type="float" office:value="81.19" calcext:value-type="float">
            <text:p>81.1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8:00:00" calcext:value-type="date">
            <text:p>2022-01-01T18:00:00</text:p>
          </table:table-cell>
          <table:table-cell office:value-type="float" office:value="74.88" calcext:value-type="float">
            <text:p>74.8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19:00:00" calcext:value-type="date">
            <text:p>2022-01-01T19:00:00</text:p>
          </table:table-cell>
          <table:table-cell office:value-type="float" office:value="61.58" calcext:value-type="float">
            <text:p>61.5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0:00:00" calcext:value-type="date">
            <text:p>2022-01-01T20:00: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1:00:00" calcext:value-type="date">
            <text:p>2022-01-01T21:00:00</text:p>
          </table:table-cell>
          <table:table-cell office:value-type="float" office:value="42.23" calcext:value-type="float">
            <text:p>42.2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2:00:00" calcext:value-type="date">
            <text:p>2022-01-01T22:00:00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1T23:00:00" calcext:value-type="date">
            <text:p>2022-01-01T23:00:00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" calcext:value-type="date">
            <text:p>2022-01-02T00:00:00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  <table:table-row table:style-name="ro1">
          <table:table-cell office:value-type="date" office:date-value="2022-01-01T02:00:00" calcext:value-type="date">
            <text:p>2022-01-01T02:00:00</text:p>
          </table:table-cell>
          <table:table-cell office:value-type="date" office:date-value="2022-01-02T01:00:00" calcext:value-type="date">
            <text:p>2022-01-02T01:00:00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short</text:p>
          </table:table-cell>
          <table:table-cell office:value-type="string" calcext:value-type="string">
            <text:p>fcst-3</text:p>
          </table:table-cell>
        </table:table-row>
      </table:table>
      <table:table table:name="short_obs" table:style-name="ta1">
        <table:table-column table:style-name="co7" table:default-cell-style-name="Default"/>
        <table:table-column table:style-name="co2" table:default-cell-style-name="ce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ference_time</text:p>
          </table:table-cell>
          <table:table-cell table:style-name="Default" office:value-type="string" calcext:value-type="string">
            <text:p>value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_name</text:p>
          </table:table-cell>
          <table:table-cell office:value-type="string" calcext:value-type="string">
            <text:p>measurement_uni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location_id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/>
          <table:table-cell office:value-type="date" office:date-value="2022-01-02T01:00:00" calcext:value-type="date">
            <text:p>2022-01-02T01:00: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A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table:formula="of:=[.C2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table:formula="of:=[.C3]+10" office:value-type="float" office:value="11.1" calcext:value-type="float">
            <text:p>11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table:formula="of:=[.C4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table:formula="of:=[.C5]+10" office:value-type="float" office:value="10.2" calcext:value-type="float">
            <text:p>10.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table:formula="of:=[.C6]+10" office:value-type="float" office:value="10.3" calcext:value-type="float">
            <text:p>10.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table:formula="of:=[.C7]+10" office:value-type="float" office:value="10.4" calcext:value-type="float">
            <text:p>10.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table:formula="of:=[.C8]+10" office:value-type="float" office:value="10.5" calcext:value-type="float">
            <text:p>10.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table:formula="of:=[.C9]+10" office:value-type="float" office:value="10.6" calcext:value-type="float">
            <text:p>10.6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table:formula="of:=[.C10]+10" office:value-type="float" office:value="10.7" calcext:value-type="float">
            <text:p>10.7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table:formula="of:=[.C11]+10" office:value-type="float" office:value="10.8" calcext:value-type="float">
            <text:p>10.8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table:formula="of:=[.C12]+10" office:value-type="float" office:value="10.9" calcext:value-type="float">
            <text:p>10.9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table:formula="of:=[.C13]+10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table:formula="of:=[.C14]+10" office:value-type="float" office:value="12" calcext:value-type="float">
            <text:p>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table:formula="of:=[.C15]+10" office:value-type="float" office:value="13" calcext:value-type="float">
            <text:p>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table:formula="of:=[.C16]+10" office:value-type="float" office:value="14" calcext:value-type="float">
            <text:p>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table:formula="of:=[.C17]+10" office:value-type="float" office:value="15" calcext:value-type="float">
            <text:p>15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table:formula="of:=[.C18]+10" office:value-type="float" office:value="14" calcext:value-type="float">
            <text:p>14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table:formula="of:=[.C19]+10" office:value-type="float" office:value="13" calcext:value-type="float">
            <text:p>13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table:formula="of:=[.C20]+10" office:value-type="float" office:value="12" calcext:value-type="float">
            <text:p>12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table:formula="of:=[.C21]+10" office:value-type="float" office:value="11" calcext:value-type="float">
            <text:p>1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table:formula="of:=[.C22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table:formula="of:=[.C23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table:formula="of:=[.C24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table:formula="of:=[.C25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table:formula="of:=[.C26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/>
          <table:table-cell office:value-type="date" office:date-value="2022-01-02T01:00:00" calcext:value-type="date">
            <text:p>2022-01-02T01:00:00</text:p>
          </table:table-cell>
          <table:table-cell table:formula="of:=[.C27]+10" office:value-type="float" office:value="10.1" calcext:value-type="float">
            <text:p>10.1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B</text:p>
          </table:table-cell>
        </table:table-row>
        <table:table-row table:style-name="ro1">
          <table:table-cell table:style-name="ce1"/>
          <table:table-cell office:value-type="date" office:date-value="2022-01-01" calcext:value-type="date">
            <text:p>2022-01-01T00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1:00:00" calcext:value-type="date">
            <text:p>2022-01-01T01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2:00:00" calcext:value-type="date">
            <text:p>2022-01-01T02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3:00:00" calcext:value-type="date">
            <text:p>2022-01-01T03:00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4:00:00" calcext:value-type="date">
            <text:p>2022-01-01T04:00: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5:00:00" calcext:value-type="date">
            <text:p>2022-01-01T05:00: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6:00:00" calcext:value-type="date">
            <text:p>2022-01-01T06:00: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7:00:00" calcext:value-type="date">
            <text:p>2022-01-01T07:00: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8:00:00" calcext:value-type="date">
            <text:p>2022-01-01T08:00: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09:00:00" calcext:value-type="date">
            <text:p>2022-01-01T09:00: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0:00:00" calcext:value-type="date">
            <text:p>2022-01-01T10:00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1:00:00" calcext:value-type="date">
            <text:p>2022-01-01T11:00: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2:00:00" calcext:value-type="date">
            <text:p>2022-01-01T12:00: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3:00:00" calcext:value-type="date">
            <text:p>2022-01-01T13:00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4:00:00" calcext:value-type="date">
            <text:p>2022-01-01T14:00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5:00:00" calcext:value-type="date">
            <text:p>2022-01-01T15:00: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6:00:00" calcext:value-type="date">
            <text:p>2022-01-01T16:00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7:00:00" calcext:value-type="date">
            <text:p>2022-01-01T17:00: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8:00:00" calcext:value-type="date">
            <text:p>2022-01-01T18:00: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19:00:00" calcext:value-type="date">
            <text:p>2022-01-01T19:00: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0:00:00" calcext:value-type="date">
            <text:p>2022-01-01T20:00: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1:00:00" calcext:value-type="date">
            <text:p>2022-01-01T21:00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2:00:00" calcext:value-type="date">
            <text:p>2022-01-01T22:0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1T23:00:00" calcext:value-type="date">
            <text:p>2022-01-01T23:00: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2" calcext:value-type="date">
            <text:p>2022-01-02T00: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  <table:table-row table:style-name="ro1">
          <table:table-cell/>
          <table:table-cell office:value-type="date" office:date-value="2022-01-02T01:00:00" calcext:value-type="date">
            <text:p>2022-01-02T01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amflow</text:p>
          </table:table-cell>
          <table:table-cell office:value-type="string" calcext:value-type="string">
            <text:p>m^3/s</text:p>
          </table:table-cell>
          <table:table-cell office:value-type="string" calcext:value-type="string">
            <text:p>test_obs</text:p>
          </table:table-cell>
          <table:table-cell office:value-type="string" calcext:value-type="string">
            <text:p>gage-C</text:p>
          </table:table-cell>
        </table:table-row>
      </table:table>
      <table:table table:name="crosswalk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rimary_location_id</text:p>
          </table:table-cell>
          <table:table-cell office:value-type="string" calcext:value-type="string">
            <text:p>secondary_location_id</text:p>
          </table:table-cell>
        </table:table-row>
        <table:table-row table:style-name="ro1">
          <table:table-cell office:value-type="string" calcext:value-type="string">
            <text:p>gage-A</text:p>
          </table:table-cell>
          <table:table-cell office:value-type="string" calcext:value-type="string">
            <text:p>fcst-1</text:p>
          </table:table-cell>
        </table:table-row>
        <table:table-row table:style-name="ro1">
          <table:table-cell office:value-type="string" calcext:value-type="string">
            <text:p>gage-B</text:p>
          </table:table-cell>
          <table:table-cell office:value-type="string" calcext:value-type="string">
            <text:p>fcst-2</text:p>
          </table:table-cell>
        </table:table-row>
        <table:table-row table:style-name="ro1">
          <table:table-cell office:value-type="string" calcext:value-type="string">
            <text:p>gage-C</text:p>
          </table:table-cell>
          <table:table-cell office:value-type="string" calcext:value-type="string">
            <text:p>fcst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8:18:18.139499196</meta:creation-date>
    <dc:date>2023-04-13T22:53:37.982732846</dc:date>
    <meta:editing-duration>PT45M10S</meta:editing-duration>
    <meta:editing-cycles>10</meta:editing-cycles>
    <meta:generator>LibreOffice/7.3.7.2$Linux_X86_64 LibreOffice_project/30$Build-2</meta:generator>
    <meta:document-statistic meta:table-count="3" meta:cell-count="2002" meta:object-count="0"/>
  </office:meta>
</office:document-meta>
</file>